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7534" officeooo:paragraph-rsid="001b7534"/>
    </style:style>
    <style:style style:name="P2" style:family="paragraph" style:parent-style-name="Standard">
      <style:text-properties fo:font-weight="bold" officeooo:rsid="001b7534" officeooo:paragraph-rsid="001b7534" style:font-weight-asian="bold" style:font-weight-complex="bold"/>
    </style:style>
    <style:style style:name="P3" style:family="paragraph" style:parent-style-name="Standard">
      <style:text-properties fo:font-weight="normal" officeooo:rsid="001b7534" officeooo:paragraph-rsid="001b7534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chüler:</text:p>
      <text:p text:style-name="P1">Schüler ID</text:p>
      <text:p text:style-name="P1">Schultyp</text:p>
      <text:p text:style-name="P1">Klasse</text:p>
      <text:p text:style-name="P1">Name</text:p>
      <text:p text:style-name="P1">Vorname</text:p>
      <text:p text:style-name="P1">Geburtsdatum</text:p>
      <text:p text:style-name="P1">Straße</text:p>
      <text:p text:style-name="P1">Hausnummer</text:p>
      <text:p text:style-name="P1">Postleitzahl</text:p>
      <text:p text:style-name="P1">Ort</text:p>
      <text:p text:style-name="P1">Medizinisches</text:p>
      <text:p text:style-name="P1">Anmerkungen</text:p>
      <text:p text:style-name="P1">KLS-Beitrittsdatum</text:p>
      <text:p text:style-name="P1"/>
      <text:p text:style-name="P2">Schüler-EB:</text:p>
      <text:p text:style-name="P1">Schüler ID</text:p>
      <text:p text:style-name="P1">EB ID</text:p>
      <text:p text:style-name="P1"/>
      <text:p text:style-name="P2">Erziehungsberechtigter (EB):</text:p>
      <text:p text:style-name="P1">EB ID</text:p>
      <text:p text:style-name="P1">Name</text:p>
      <text:p text:style-name="P1">Vorname</text:p>
      <text:p text:style-name="P1">Beruf</text:p>
      <text:p text:style-name="P1">Straße</text:p>
      <text:p text:style-name="P1">Hausnummer</text:p>
      <text:p text:style-name="P1">Postleitzahl</text:p>
      <text:p text:style-name="P1">Ort</text:p>
      <text:p text:style-name="P1">E-Mail</text:p>
      <text:p text:style-name="P1">Telefon</text:p>
      <text:p text:style-name="P1">Handy</text:p>
      <text:p text:style-name="P1"/>
      <text:p text:style-name="P2">Leherfächer:</text:p>
      <text:p text:style-name="P1">Kürzel</text:p>
      <text:p text:style-name="P1">Fach</text:p>
      <text:p text:style-name="P1"/>
      <text:p text:style-name="P2">Lehrer:</text:p>
      <text:p text:style-name="P3">Kürzel</text:p>
      <text:p text:style-name="P3">Name</text:p>
      <text:p text:style-name="P3">Vorname</text:p>
      <text:p text:style-name="P3">Geburtsdatum</text:p>
      <text:p text:style-name="P3">Straße</text:p>
      <text:p text:style-name="P3">Hausnummer</text:p>
      <text:p text:style-name="P3">Postleitzahl</text:p>
      <text:p text:style-name="P3">Ort</text:p>
      <text:p text:style-name="P3">E-Mail</text:p>
      <text:p text:style-name="P3">Telefon</text:p>
      <text:p text:style-name="P3">Handy</text:p>
      <text:p text:style-name="P3">Lehrerzimmer-Plat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0:55:26.140000000</meta:creation-date>
    <dc:date>2018-03-02T11:02:07.297000000</dc:date>
    <meta:editing-duration>PT6M41S</meta:editing-duration>
    <meta:editing-cycles>1</meta:editing-cycles>
    <meta:document-statistic meta:table-count="0" meta:image-count="0" meta:object-count="0" meta:page-count="1" meta:paragraph-count="45" meta:word-count="50" meta:character-count="377" meta:non-whitespace-character-count="372"/>
    <meta:generator>LibreOffice/5.3.6.1$Windows_x86 LibreOffice_project/686f202eff87ef707079aeb7f485847613344eb7</meta:generator>
  </office:meta>
</office:document-meta>
</file>